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86581.456666667" calcext:value-type="float">
            <text:p><text:s/>186,581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285099" calcext:value-type="float">
            <text:p><text:s/>285,099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8190944.4" calcext:value-type="float">
            <text:p><text:s/>18,190,944 <text:s/></text:p>
          </table:table-cell>
          <table:table-cell table:style-name="ce50" office:value-type="float" office:value="4032300" calcext:value-type="float">
            <text:p><text:s/>4,032,300 <text:s/></text:p>
          </table:table-cell>
          <table:table-cell table:style-name="ce50" office:value-type="float" office:value="22636001" calcext:value-type="float">
            <text:p><text:s/>22,636,001 <text:s/></text:p>
          </table:table-cell>
          <table:table-cell table:style-name="ce50" office:value-type="float" office:value="53249" calcext:value-type="float">
            <text:p><text:s/>53,24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7691" calcext:value-type="float">
            <text:p><text:s/>317,69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573.222222222222" calcext:value-type="float">
            <text:p><text:s/>5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737" calcext:value-type="float">
            <text:p><text:s/>73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970948.261111111" calcext:value-type="float">
            <text:p><text:s/>970,948 <text:s/></text:p>
          </table:table-cell>
          <table:table-cell table:style-name="ce50" office:value-type="float" office:value="8834" calcext:value-type="float">
            <text:p><text:s/>8,834 <text:s/></text:p>
          </table:table-cell>
          <table:table-cell table:style-name="ce50" office:value-type="float" office:value="1496642" calcext:value-type="float">
            <text:p><text:s/>1,496,6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02.76" calcext:value-type="float">
            <text:p><text:s/>3,00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7406004.3733333" calcext:value-type="float">
            <text:p><text:s/>17,406,004 <text:s/></text:p>
          </table:table-cell>
          <table:table-cell table:style-name="ce51" office:value-type="float" office:value="4023466" calcext:value-type="float">
            <text:p><text:s/>4,023,466 <text:s/></text:p>
          </table:table-cell>
          <table:table-cell table:style-name="ce51" office:value-type="float" office:value="21424458" calcext:value-type="float">
            <text:p><text:s/>21,424,458 <text:s/></text:p>
          </table:table-cell>
          <table:table-cell table:style-name="ce51" office:value-type="float" office:value="53249" calcext:value-type="float">
            <text:p><text:s/>53,249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13951.24" calcext:value-type="float">
            <text:p><text:s/>313,951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549252.6369" calcext:value-type="float">
            <text:p><text:s/>549,253 <text:s/></text:p>
          </table:table-cell>
          <table:table-cell table:style-name="ce51" office:value-type="float" office:value="125602" calcext:value-type="float">
            <text:p><text:s/>125,602 <text:s/></text:p>
          </table:table-cell>
          <table:table-cell table:style-name="ce51" office:value-type="float" office:value="291252" calcext:value-type="float">
            <text:p><text:s/>291,25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07521.0103" calcext:value-type="float">
            <text:p><text:s/>307,521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5768117.8488312" calcext:value-type="float">
            <text:p><text:s/>15,768,118 <text:s/></text:p>
          </table:table-cell>
          <table:table-cell table:style-name="ce50" office:value-type="float" office:value="3897864" calcext:value-type="float">
            <text:p><text:s/>3,897,864 <text:s/></text:p>
          </table:table-cell>
          <table:table-cell table:style-name="ce50" office:value-type="float" office:value="16181386.8230479" calcext:value-type="float">
            <text:p><text:s/>16,181,3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92726.6279071" calcext:value-type="float">
            <text:p><text:s/>2,392,7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193247.77333333" calcext:value-type="float">
            <text:p><text:s/>3,193,248 <text:s/></text:p>
          </table:table-cell>
          <table:table-cell table:style-name="ce50" office:value-type="float" office:value="3897864" calcext:value-type="float">
            <text:p><text:s/>3,897,864 <text:s/></text:p>
          </table:table-cell>
          <table:table-cell table:style-name="ce50" office:value-type="float" office:value="207204" calcext:value-type="float">
            <text:p><text:s/>207,2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2139795.6515833" calcext:value-type="float">
            <text:p><text:s/>2,139,79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7360.83" calcext:value-type="float">
            <text:p><text:s/>367,3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92726.6279071" calcext:value-type="float">
            <text:p><text:s/>2,392,7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8604898.91666667" calcext:value-type="float">
            <text:p><text:s/>8,604,8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581034" calcext:value-type="float">
            <text:p><text:s/>13,581,0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830175.50724794" calcext:value-type="float">
            <text:p><text:s/>1,830,17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025787.99304793" calcext:value-type="float">
            <text:p><text:s/>2,025,788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4015172.14777778" calcext:value-type="float">
            <text:p><text:s/>4,015,1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122461.03" calcext:value-type="float">
            <text:p><text:s/>3,122,4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4015172.14777778" calcext:value-type="float">
            <text:p><text:s/>4,015,1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122461.03" calcext:value-type="float">
            <text:p><text:s/>3,122,4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618791.793666667" calcext:value-type="float">
            <text:p><text:s/>618,79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05324.791333333" calcext:value-type="float">
            <text:p><text:s/>305,32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313467.002333333" calcext:value-type="float">
            <text:p><text:s/>313,46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4058.80743333333" calcext:value-type="float">
            <text:p><text:s/>4,059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103.1227" calcext:value-type="float">
            <text:p><text:s/>2,103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480955.43427988" calcext:value-type="float">
            <text:p><text:s/>4,480,95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951819.17695207" calcext:value-type="float">
            <text:p><text:s/>4,951,819 <text:s/></text:p>
          </table:table-cell>
          <table:table-cell table:style-name="ce52" office:value-type="float" office:value="53249" calcext:value-type="float">
            <text:p><text:s/>53,249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734061.5090929" calcext:value-type="float">
            <text:p><text:s/>734,06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157429.81539099" calcext:value-type="float">
            <text:p><text:s/>4,157,43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951819.17695207" calcext:value-type="float">
            <text:p><text:s/>4,951,819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372109.6990929" calcext:value-type="float">
            <text:p><text:s/>372,110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4157193.56094654" calcext:value-type="float">
            <text:p><text:s/>4,157,1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951458.17695207" calcext:value-type="float">
            <text:p><text:s/>4,951,4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2109.6990929" calcext:value-type="float">
            <text:p><text:s/>372,11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1288.4777211428" calcext:value-type="float">
            <text:p><text:s/>61,28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0902.45057406" calcext:value-type="float">
            <text:p><text:s/>90,9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00.13" calcext:value-type="float">
            <text:p><text:s/>1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3" calcext:value-type="float">
            <text:p><text:s/>1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289007.898327388" calcext:value-type="float">
            <text:p><text:s/>289,0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8068.27548462" calcext:value-type="float">
            <text:p><text:s/>428,06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122390.09127605" calcext:value-type="float">
            <text:p><text:s/>1,122,3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62616.45090205" calcext:value-type="float">
            <text:p><text:s/>1,662,6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34102.940510978" calcext:value-type="float">
            <text:p><text:s/>134,10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8507.64220375" calcext:value-type="float">
            <text:p><text:s/>198,5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6620.9422222222" calcext:value-type="float">
            <text:p>( 26,621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9406" calcext:value-type="float">
            <text:p>( 39,40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07481.998288756" calcext:value-type="float">
            <text:p>( 107,482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59101.64220375" calcext:value-type="float">
            <text:p>( 159,10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79007.383990324" calcext:value-type="float">
            <text:p><text:s/>379,0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1173.60459094" calcext:value-type="float">
            <text:p><text:s/>561,17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609129.244552528" calcext:value-type="float">
            <text:p><text:s/>609,1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02705.20410736" calcext:value-type="float">
            <text:p><text:s/>902,7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50.522222222222" calcext:value-type="float">
            <text:p><text:s/>151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230" calcext:value-type="float">
            <text:p><text:s/>230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870391.43333333" calcext:value-type="float">
            <text:p><text:s/>1,870,3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69718" calcext:value-type="float">
            <text:p><text:s/>2,769,7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16" calcext:value-type="float">
            <text:p><text:s/>71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868453.15555556" calcext:value-type="float">
            <text:p><text:s/>1,868,45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67568" calcext:value-type="float">
            <text:p><text:s/>2,767,5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" calcext:value-type="float">
            <text:p><text:s/>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938.27777777778" calcext:value-type="float">
            <text:p><text:s/>1,9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50" calcext:value-type="float">
            <text:p><text:s/>2,1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83" calcext:value-type="float">
            <text:p><text:s/>68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14015.530294478" calcext:value-type="float">
            <text:p><text:s/>814,0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71393.6990929" calcext:value-type="float">
            <text:p><text:s/>371,39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12355.7525167" calcext:value-type="float">
            <text:p><text:s/>812,3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69259.6990929" calcext:value-type="float">
            <text:p><text:s/>369,2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659.77777777778" calcext:value-type="float">
            <text:p><text:s/>1,6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134" calcext:value-type="float">
            <text:p><text:s/>2,1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-0.00000585031084" calcext:value-type="float">
            <text:p><text:s/>-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0000866" calcext:value-type="float">
            <text:p><text:s/>-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36.254444444444" calcext:value-type="float">
            <text:p><text:s/>23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1" calcext:value-type="float">
            <text:p><text:s/>36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36.254444444444" calcext:value-type="float">
            <text:p><text:s/>23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61" calcext:value-type="float">
            <text:p><text:s/>361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23525.618888889" calcext:value-type="float">
            <text:p><text:s/>323,52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3249" calcext:value-type="float">
            <text:p><text:s/>53,24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1951.81" calcext:value-type="float">
            <text:p><text:s/>361,9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23525.618888889" calcext:value-type="float">
            <text:p><text:s/>323,52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3249" calcext:value-type="float">
            <text:p><text:s/>53,24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1951.81" calcext:value-type="float">
            <text:p><text:s/>361,9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8459589.59382" calcext:value-type="float">
            <text:p><text:s/>48,459,59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5957733.59382" calcext:value-type="float">
            <text:p><text:s/>45,957,73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01856" calcext:value-type="float">
            <text:p><text:s/>2,501,85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0137785.4" calcext:value-type="float">
            <text:p><text:s/>40,137,78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0137785.4" calcext:value-type="float">
            <text:p><text:s/>40,137,785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8321804.19382" calcext:value-type="float">
            <text:p><text:s/>8,321,80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819948.19382" calcext:value-type="float">
            <text:p><text:s/>5,819,94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01856" calcext:value-type="float">
            <text:p><text:s/>2,501,85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68578" calcext:value-type="float">
            <text:p><text:s/>68,578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415604.0084969" calcext:value-type="float">
            <text:p><text:s/>38,415,604 <text:s/></text:p>
          </table:table-cell>
          <table:table-cell table:style-name="ce50" office:value-type="float" office:value="27653594" calcext:value-type="float">
            <text:p><text:s/>27,653,59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30838.718" calcext:value-type="float">
            <text:p><text:s/>1,630,83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2813.42994942" calcext:value-type="float">
            <text:p><text:s/>1,042,8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16508.4" calcext:value-type="float">
            <text:p><text:s/>2,316,50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2544.88888889" calcext:value-type="float">
            <text:p><text:s/>1,252,54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212311.359231205" calcext:value-type="float">
            <text:p><text:s/>-212,311 <text:s/></text:p>
          </table:table-cell>
          <table:table-cell table:style-name="ce50" office:value-type="float" office:value="-66288" calcext:value-type="float">
            <text:p><text:s/>-66,28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725.608" calcext:value-type="float">
            <text:p><text:s/>125,72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4084626.6488898" calcext:value-type="float">
            <text:p><text:s/>34,084,627 <text:s/></text:p>
          </table:table-cell>
          <table:table-cell table:style-name="ce51" office:value-type="float" office:value="27788460" calcext:value-type="float">
            <text:p><text:s/>27,788,46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05113.11" calcext:value-type="float">
            <text:p><text:s/>1,505,11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44912.30608222" calcext:value-type="float">
            <text:p><text:s/>2,944,9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23.324" calcext:value-type="float">
            <text:p><text:s/>3,12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47270" calcext:value-type="float">
            <text:p><text:s/>247,270 <text:s/></text:p>
          </table:table-cell>
          <table:table-cell table:style-name="ce50" office:value-type="float" office:value="3158850" calcext:value-type="float">
            <text:p><text:s/>3,158,850 <text:s/></text:p>
          </table:table-cell>
          <table:table-cell table:style-name="ce50" office:value-type="float" office:value="250960" calcext:value-type="float">
            <text:p><text:s/>250,960 <text:s/></text:p>
          </table:table-cell>
          <table:table-cell table:style-name="ce50" office:value-type="float" office:value="34182534.395503" calcext:value-type="float">
            <text:p><text:s/>34,182,534 <text:s/></text:p>
          </table:table-cell>
          <table:table-cell table:style-name="ce50" office:value-type="float" office:value="27788460" calcext:value-type="float">
            <text:p><text:s/>27,788,4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7788460" calcext:value-type="float">
            <text:p><text:s/>27,788,4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40500.35555556" calcext:value-type="float">
            <text:p><text:s/>5,940,50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47270" calcext:value-type="float">
            <text:p><text:s/>247,270 <text:s/></text:p>
          </table:table-cell>
          <table:table-cell table:style-name="ce51" office:value-type="float" office:value="3158850" calcext:value-type="float">
            <text:p><text:s/>3,158,850 <text:s/></text:p>
          </table:table-cell>
          <table:table-cell table:style-name="ce51" office:value-type="float" office:value="250960" calcext:value-type="float">
            <text:p><text:s/>250,960 <text:s/></text:p>
          </table:table-cell>
          <table:table-cell table:style-name="ce51" office:value-type="float" office:value="453574.039947419" calcext:value-type="float">
            <text:p><text:s/>453,574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392753" calcext:value-type="float">
            <text:p><text:s/>1,392,753 <text:s/></text:p>
          </table:table-cell>
          <table:table-cell table:style-name="ce50" office:value-type="float" office:value="9539320" calcext:value-type="float">
            <text:p><text:s/>9,539,320 <text:s/></text:p>
          </table:table-cell>
          <table:table-cell table:style-name="ce50" office:value-type="float" office:value="544520" calcext:value-type="float">
            <text:p><text:s/>544,520 <text:s/></text:p>
          </table:table-cell>
          <table:table-cell table:style-name="ce50" office:value-type="float" office:value="30830172.6844078" calcext:value-type="float">
            <text:p><text:s/>30,830,17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3235" calcext:value-type="float">
            <text:p><text:s/>1,193,235 <text:s/></text:p>
          </table:table-cell>
          <table:table-cell table:style-name="ce50" office:value-type="float" office:value="1140738.642" calcext:value-type="float">
            <text:p><text:s/>1,140,73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392753" calcext:value-type="float">
            <text:p><text:s/>1,392,753 <text:s/></text:p>
          </table:table-cell>
          <table:table-cell table:style-name="ce50" office:value-type="float" office:value="9539320" calcext:value-type="float">
            <text:p><text:s/>9,539,320 <text:s/></text:p>
          </table:table-cell>
          <table:table-cell table:style-name="ce50" office:value-type="float" office:value="544520" calcext:value-type="float">
            <text:p><text:s/>544,520 <text:s/></text:p>
          </table:table-cell>
          <table:table-cell table:style-name="ce50" office:value-type="float" office:value="29484192.2506558" calcext:value-type="float">
            <text:p><text:s/>29,484,19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3235" calcext:value-type="float">
            <text:p><text:s/>1,193,235 <text:s/></text:p>
          </table:table-cell>
          <table:table-cell table:style-name="ce50" office:value-type="float" office:value="1077196.79486089" calcext:value-type="float">
            <text:p><text:s/>1,077,19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45980.433752" calcext:value-type="float">
            <text:p><text:s/>1,345,98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63541.8471391108" calcext:value-type="float">
            <text:p><text:s/>63,54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99426" calcext:value-type="float">
            <text:p><text:s/>399,426 <text:s/></text:p>
          </table:table-cell>
          <table:table-cell table:style-name="ce50" office:value-type="float" office:value="4641976" calcext:value-type="float">
            <text:p><text:s/>4,641,976 <text:s/></text:p>
          </table:table-cell>
          <table:table-cell table:style-name="ce50" office:value-type="float" office:value="152339" calcext:value-type="float">
            <text:p><text:s/>152,339 <text:s/></text:p>
          </table:table-cell>
          <table:table-cell table:style-name="ce50" office:value-type="float" office:value="1761611.00434423" calcext:value-type="float">
            <text:p><text:s/>1,761,61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3235" calcext:value-type="float">
            <text:p><text:s/>1,193,235 <text:s/></text:p>
          </table:table-cell>
          <table:table-cell table:style-name="ce50" office:value-type="float" office:value="17418.258" calcext:value-type="float">
            <text:p><text:s/>17,41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5.511111111111" calcext:value-type="float">
            <text:p><text:s/>11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30573" calcext:value-type="float">
            <text:p><text:s/>230,573 <text:s/></text:p>
          </table:table-cell>
          <table:table-cell table:style-name="ce50" office:value-type="float" office:value="1923803" calcext:value-type="float">
            <text:p><text:s/>1,923,803 <text:s/></text:p>
          </table:table-cell>
          <table:table-cell table:style-name="ce50" office:value-type="float" office:value="152339" calcext:value-type="float">
            <text:p><text:s/>152,339 <text:s/></text:p>
          </table:table-cell>
          <table:table-cell table:style-name="ce50" office:value-type="float" office:value="9335.06666666667" calcext:value-type="float">
            <text:p><text:s/>9,33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68853" calcext:value-type="float">
            <text:p><text:s/>168,853 <text:s/></text:p>
          </table:table-cell>
          <table:table-cell table:style-name="ce50" office:value-type="float" office:value="2718173" calcext:value-type="float">
            <text:p><text:s/>2,718,17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4.133333333333" calcext:value-type="float">
            <text:p><text:s/>14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51896.15989979" calcext:value-type="float">
            <text:p><text:s/>1,751,89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3235" calcext:value-type="float">
            <text:p><text:s/>1,193,235 <text:s/></text:p>
          </table:table-cell>
          <table:table-cell table:style-name="ce50" office:value-type="float" office:value="17418.258" calcext:value-type="float">
            <text:p><text:s/>17,41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.9333333333333" calcext:value-type="float">
            <text:p><text:s/>8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5.2" calcext:value-type="float">
            <text:p><text:s/>3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98" calcext:value-type="float">
            <text:p><text:s/>98 <text:s/></text:p>
          </table:table-cell>
          <table:table-cell table:style-name="ce52" office:value-type="float" office:value="23072" calcext:value-type="float">
            <text:p><text:s/>23,072 <text:s/></text:p>
          </table:table-cell>
          <table:table-cell table:style-name="ce52" office:value-type="float" office:value="1856" calcext:value-type="float">
            <text:p><text:s/>1,85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45959" calcext:value-type="float">
            <text:p><text:s/>745,959 <text:s/></text:p>
          </table:table-cell>
          <table:table-cell table:style-name="ce52" office:value-type="float" office:value="1715422" calcext:value-type="float">
            <text:p><text:s/>1,715,422 <text:s/></text:p>
          </table:table-cell>
          <table:table-cell table:style-name="ce52" office:value-type="float" office:value="139365" calcext:value-type="float">
            <text:p><text:s/>139,365 <text:s/></text:p>
          </table:table-cell>
          <table:table-cell table:style-name="ce52" office:value-type="float" office:value="26025741.6273681" calcext:value-type="float">
            <text:p><text:s/>26,025,74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625310.17" calcext:value-type="float">
            <text:p><text:s/>2,625,31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45959" calcext:value-type="float">
            <text:p><text:s/>745,959 <text:s/></text:p>
          </table:table-cell>
          <table:table-cell table:style-name="ce52" office:value-type="float" office:value="1715422" calcext:value-type="float">
            <text:p><text:s/>1,715,422 <text:s/></text:p>
          </table:table-cell>
          <table:table-cell table:style-name="ce52" office:value-type="float" office:value="139365" calcext:value-type="float">
            <text:p><text:s/>139,365 <text:s/></text:p>
          </table:table-cell>
          <table:table-cell table:style-name="ce52" office:value-type="float" office:value="19926772.4954617" calcext:value-type="float">
            <text:p><text:s/>19,926,77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625310.17" calcext:value-type="float">
            <text:p><text:s/>2,625,3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45959" calcext:value-type="float">
            <text:p><text:s/>745,959 <text:s/></text:p>
          </table:table-cell>
          <table:table-cell table:style-name="ce50" office:value-type="float" office:value="1715422" calcext:value-type="float">
            <text:p><text:s/>1,715,422 <text:s/></text:p>
          </table:table-cell>
          <table:table-cell table:style-name="ce50" office:value-type="float" office:value="139365" calcext:value-type="float">
            <text:p><text:s/>139,365 <text:s/></text:p>
          </table:table-cell>
          <table:table-cell table:style-name="ce50" office:value-type="float" office:value="6343920.7579511" calcext:value-type="float">
            <text:p><text:s/>6,343,9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68288.618" calcext:value-type="float">
            <text:p><text:s/>768,2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559.7333333333" calcext:value-type="float">
            <text:p><text:s/>33,5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0954.292093779" calcext:value-type="float">
            <text:p><text:s/>470,9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707.32" calcext:value-type="float">
            <text:p><text:s/>17,7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28723.79174984" calcext:value-type="float">
            <text:p><text:s/>1,128,7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535.51" calcext:value-type="float">
            <text:p><text:s/>8,5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867.5749155556" calcext:value-type="float">
            <text:p><text:s/>33,8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69.024" calcext:value-type="float">
            <text:p><text:s/>66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134.9755544444" calcext:value-type="float">
            <text:p><text:s/>11,1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41.474" calcext:value-type="float">
            <text:p><text:s/>3,4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4542.346182662" calcext:value-type="float">
            <text:p><text:s/>474,5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250.084" calcext:value-type="float">
            <text:p><text:s/>8,2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66.0003155556" calcext:value-type="float">
            <text:p><text:s/>10,5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613.384" calcext:value-type="float">
            <text:p><text:s/>11,6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44491.76776766" calcext:value-type="float">
            <text:p><text:s/>1,344,49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81.27" calcext:value-type="float">
            <text:p><text:s/>5,4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7265.90654461" calcext:value-type="float">
            <text:p><text:s/>1,317,2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81.27" calcext:value-type="float">
            <text:p><text:s/>5,4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188583.51996473" calcext:value-type="float">
            <text:p>( 1,188,584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5481.27" calcext:value-type="float">
            <text:p>( 5,48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8682.386579884" calcext:value-type="float">
            <text:p>( 128,682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042.4834695044" calcext:value-type="float">
            <text:p><text:s/>25,04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0.0000242266685" calcext:value-type="float">
            <text:p><text:s/>-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183.37777777778" calcext:value-type="float">
            <text:p><text:s/>2,183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0821.271873333" calcext:value-type="float">
            <text:p><text:s/>150,8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820.836" calcext:value-type="float">
            <text:p><text:s/>9,8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419.450350044" calcext:value-type="float">
            <text:p><text:s/>106,4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131.014" calcext:value-type="float">
            <text:p><text:s/>17,13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40921.046937378" calcext:value-type="float">
            <text:p><text:s/>240,92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5068.22" calcext:value-type="float">
            <text:p><text:s/>45,06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98321.254833333" calcext:value-type="float">
            <text:p><text:s/>798,3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5338.1" calcext:value-type="float">
            <text:p><text:s/>255,3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314.786254444" calcext:value-type="float">
            <text:p><text:s/>127,3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86.854" calcext:value-type="float">
            <text:p><text:s/>4,1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1006.468578889" calcext:value-type="float">
            <text:p><text:s/>671,0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1151.246" calcext:value-type="float">
            <text:p><text:s/>251,1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5987.4855355556" calcext:value-type="float">
            <text:p>( 95,98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18304.532" calcext:value-type="float">
            <text:p>( 118,305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75205.3757666667" calcext:value-type="float">
            <text:p>( 75,205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11507.94" calcext:value-type="float">
            <text:p>( 11,508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45959" calcext:value-type="float">
            <text:p><text:s/>745,959 <text:s/></text:p>
          </table:table-cell>
          <table:table-cell table:style-name="ce50" office:value-type="float" office:value="1715422" calcext:value-type="float">
            <text:p><text:s/>1,715,422 <text:s/></text:p>
          </table:table-cell>
          <table:table-cell table:style-name="ce50" office:value-type="float" office:value="139365" calcext:value-type="float">
            <text:p><text:s/>139,365 <text:s/></text:p>
          </table:table-cell>
          <table:table-cell table:style-name="ce50" office:value-type="float" office:value="924989.977714444" calcext:value-type="float">
            <text:p><text:s/>924,9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8174.818" calcext:value-type="float">
            <text:p><text:s/>88,1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45959" calcext:value-type="float">
            <text:p><text:s/>745,959 <text:s/></text:p>
          </table:table-cell>
          <table:table-cell table:style-name="ce50" office:value-type="float" office:value="1715422" calcext:value-type="float">
            <text:p><text:s/>1,715,422 <text:s/></text:p>
          </table:table-cell>
          <table:table-cell table:style-name="ce50" office:value-type="float" office:value="139365" calcext:value-type="float">
            <text:p><text:s/>139,365 <text:s/></text:p>
          </table:table-cell>
          <table:table-cell table:style-name="ce50" office:value-type="float" office:value="837239.725383333" calcext:value-type="float">
            <text:p><text:s/>837,2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7293.27" calcext:value-type="float">
            <text:p><text:s/>67,2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750.2523311111" calcext:value-type="float">
            <text:p><text:s/>87,7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881.548" calcext:value-type="float">
            <text:p><text:s/>20,8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86" calcext:value-type="float">
            <text:p>( 286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5798.549168889" calcext:value-type="float">
            <text:p><text:s/>115,7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9928.552" calcext:value-type="float">
            <text:p><text:s/>59,929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8952.8887322222" calcext:value-type="float">
            <text:p><text:s/>18,95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659.834" calcext:value-type="float">
            <text:p><text:s/>1,6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460.8743152298" calcext:value-type="float">
            <text:p><text:s/>77,4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583.296" calcext:value-type="float">
            <text:p><text:s/>21,5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730.5926677778" calcext:value-type="float">
            <text:p><text:s/>68,7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554.926" calcext:value-type="float">
            <text:p><text:s/>32,55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8086.721451111" calcext:value-type="float">
            <text:p><text:s/>158,0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1330.956" calcext:value-type="float">
            <text:p><text:s/>181,3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.0035500613333" calcext:value-type="float">
            <text:p><text:s/>2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5553.644444444" calcext:value-type="float">
            <text:p><text:s/>175,55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82246.4777778" calcext:value-type="float">
            <text:p><text:s/>10,282,2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7798.166666667" calcext:value-type="float">
            <text:p><text:s/>237,79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83660.57777778" calcext:value-type="float">
            <text:p><text:s/>9,683,6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090.5777777778" calcext:value-type="float">
            <text:p><text:s/>50,09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0697.155555556" calcext:value-type="float">
            <text:p><text:s/>310,69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9701.722222222" calcext:value-type="float">
            <text:p><text:s/>969,70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29.23333333333" calcext:value-type="float">
            <text:p><text:s/>1,82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67872.488888889" calcext:value-type="float">
            <text:p><text:s/>967,872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1865.982230578" calcext:value-type="float">
            <text:p><text:s/>961,86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1842.788888889" calcext:value-type="float">
            <text:p><text:s/>151,84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33.63333333333" calcext:value-type="float">
            <text:p><text:s/>3,73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89.95555555556" calcext:value-type="float">
            <text:p><text:s/>7,39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4.4" calcext:value-type="float">
            <text:p><text:s/>77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20.51111111111" calcext:value-type="float">
            <text:p><text:s/>2,32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2662.926675022" calcext:value-type="float">
            <text:p><text:s/>682,66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3141.766666667" calcext:value-type="float">
            <text:p><text:s/>113,142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369037.55528" calcext:value-type="float">
            <text:p><text:s/>1,369,03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857021.552" calcext:value-type="float">
            <text:p><text:s/>1,857,0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98969.13190644" calcext:value-type="float">
            <text:p><text:s/>6,098,96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98969.13190644" calcext:value-type="float">
            <text:p><text:s/>6,098,96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971481.54" calcext:value-type="float">
            <text:p>( 3,971,482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6731761.260877" calcext:value-type="float">
            <text:p><text:s/>26,731,76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4260894.127" calcext:value-type="float">
            <text:p><text:s/>24,260,89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470867.133877" calcext:value-type="float">
            <text:p><text:s/>2,470,86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48037" calcext:value-type="float">
            <text:p><text:s/>1,348,037 <text:s/></text:p>
          </table:table-cell>
          <table:table-cell table:style-name="ce50" office:value-type="float" office:value="2374886" calcext:value-type="float">
            <text:p><text:s/>2,374,886 <text:s/></text:p>
          </table:table-cell>
          <table:table-cell table:style-name="ce50" office:value-type="float" office:value="1848996" calcext:value-type="float">
            <text:p><text:s/>1,848,99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9133" calcext:value-type="float">
            <text:p><text:s/>439,1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0398.5947844886" calcext:value-type="float">
            <text:p><text:s/>40,39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73" calcext:value-type="float">
            <text:p><text:s/>373 <text:s/></text:p>
          </table:table-cell>
          <table:table-cell table:style-name="ce50" office:value-type="float" office:value="1408740" calcext:value-type="float">
            <text:p><text:s/>1,408,74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66642.705215511" calcext:value-type="float">
            <text:p><text:s/>466,643 <text:s/></text:p>
          </table:table-cell>
          <table:table-cell table:style-name="ce50" office:value-type="float" office:value="-824644" calcext:value-type="float">
            <text:p><text:s/>-824,644 <text:s/></text:p>
          </table:table-cell>
          <table:table-cell table:style-name="ce50" office:value-type="float" office:value="-61006.4484847539" calcext:value-type="float">
            <text:p><text:s/>-61,006 <text:s/></text:p>
          </table:table-cell>
          <table:table-cell table:style-name="ce50" office:value-type="float" office:value="1577" calcext:value-type="float">
            <text:p><text:s/>1,577 <text:s/></text:p>
          </table:table-cell>
          <table:table-cell table:style-name="ce50" office:value-type="float" office:value="-58753.7560460279" calcext:value-type="float">
            <text:p><text:s/>-58,754 <text:s/></text:p>
          </table:table-cell>
          <table:table-cell table:style-name="ce50" office:value-type="float" office:value="27421.7560460278" calcext:value-type="float">
            <text:p><text:s/>27,422 <text:s/></text:p>
          </table:table-cell>
          <table:table-cell table:style-name="ce50" office:value-type="float" office:value="277622" calcext:value-type="float">
            <text:p><text:s/>277,62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840995.7" calcext:value-type="float">
            <text:p><text:s/>840,996 <text:s/></text:p>
          </table:table-cell>
          <table:table-cell table:style-name="ce51" office:value-type="float" office:value="3199530" calcext:value-type="float">
            <text:p><text:s/>3,199,530 <text:s/></text:p>
          </table:table-cell>
          <table:table-cell table:style-name="ce51" office:value-type="float" office:value="1910002.44848475" calcext:value-type="float">
            <text:p><text:s/>1,910,002 <text:s/></text:p>
          </table:table-cell>
          <table:table-cell table:style-name="ce51" office:value-type="float" office:value="-1577" calcext:value-type="float">
            <text:p><text:s/>-1,577 <text:s/></text:p>
          </table:table-cell>
          <table:table-cell table:style-name="ce51" office:value-type="float" office:value="58380.7560460278" calcext:value-type="float">
            <text:p><text:s/>58,381 <text:s/></text:p>
          </table:table-cell>
          <table:table-cell table:style-name="ce51" office:value-type="float" office:value="-997028.756046028" calcext:value-type="float">
            <text:p><text:s/>-997,029 <text:s/></text:p>
          </table:table-cell>
          <table:table-cell table:style-name="ce51" office:value-type="float" office:value="-277622" calcext:value-type="float">
            <text:p><text:s/>-277,62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48037" calcext:value-type="float">
            <text:p><text:s/>1,348,037 <text:s/></text:p>
          </table:table-cell>
          <table:table-cell table:style-name="ce50" office:value-type="float" office:value="47488" calcext:value-type="float">
            <text:p><text:s/>47,488 <text:s/></text:p>
          </table:table-cell>
          <table:table-cell table:style-name="ce50" office:value-type="float" office:value="19207.4484847539" calcext:value-type="float">
            <text:p><text:s/>19,207 <text:s/></text:p>
          </table:table-cell>
          <table:table-cell table:style-name="ce50" office:value-type="float" office:value="357" calcext:value-type="float">
            <text:p><text:s/>357 <text:s/></text:p>
          </table:table-cell>
          <table:table-cell table:style-name="ce50" office:value-type="float" office:value="3735.95146379709" calcext:value-type="float">
            <text:p><text:s/>3,736 <text:s/></text:p>
          </table:table-cell>
          <table:table-cell table:style-name="ce50" office:value-type="float" office:value="45469.0485362029" calcext:value-type="float">
            <text:p><text:s/>45,469 <text:s/></text:p>
          </table:table-cell>
          <table:table-cell table:style-name="ce50" office:value-type="float" office:value="260650" calcext:value-type="float">
            <text:p><text:s/>260,65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62334" calcext:value-type="float">
            <text:p><text:s/>5,162,334 <text:s/></text:p>
          </table:table-cell>
          <table:table-cell table:style-name="ce50" office:value-type="float" office:value="4373652" calcext:value-type="float">
            <text:p><text:s/>4,373,652 <text:s/></text:p>
          </table:table-cell>
          <table:table-cell table:style-name="ce50" office:value-type="float" office:value="3032643" calcext:value-type="float">
            <text:p><text:s/>3,032,643 <text:s/></text:p>
          </table:table-cell>
          <table:table-cell table:style-name="ce50" office:value-type="float" office:value="2687" calcext:value-type="float">
            <text:p><text:s/>2,687 <text:s/></text:p>
          </table:table-cell>
          <table:table-cell table:style-name="ce50" office:value-type="float" office:value="107523.195417769" calcext:value-type="float">
            <text:p><text:s/>107,523 <text:s/></text:p>
          </table:table-cell>
          <table:table-cell table:style-name="ce50" office:value-type="float" office:value="1309070.80458223" calcext:value-type="float">
            <text:p><text:s/>1,309,071 <text:s/></text:p>
          </table:table-cell>
          <table:table-cell table:style-name="ce50" office:value-type="float" office:value="589216" calcext:value-type="float">
            <text:p><text:s/>589,21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62334" calcext:value-type="float">
            <text:p><text:s/>5,162,334 <text:s/></text:p>
          </table:table-cell>
          <table:table-cell table:style-name="ce50" office:value-type="float" office:value="2921079.28153846" calcext:value-type="float">
            <text:p><text:s/>2,921,079 <text:s/></text:p>
          </table:table-cell>
          <table:table-cell table:style-name="ce50" office:value-type="float" office:value="2038554.80198788" calcext:value-type="float">
            <text:p><text:s/>2,038,555 <text:s/></text:p>
          </table:table-cell>
          <table:table-cell table:style-name="ce50" office:value-type="float" office:value="2687" calcext:value-type="float">
            <text:p><text:s/>2,687 <text:s/></text:p>
          </table:table-cell>
          <table:table-cell table:style-name="ce50" office:value-type="float" office:value="107523.195417769" calcext:value-type="float">
            <text:p><text:s/>107,523 <text:s/></text:p>
          </table:table-cell>
          <table:table-cell table:style-name="ce50" office:value-type="float" office:value="1309070.80458223" calcext:value-type="float">
            <text:p><text:s/>1,309,071 <text:s/></text:p>
          </table:table-cell>
          <table:table-cell table:style-name="ce50" office:value-type="float" office:value="589216" calcext:value-type="float">
            <text:p><text:s/>589,21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52572.71846154" calcext:value-type="float">
            <text:p><text:s/>1,452,573 <text:s/></text:p>
          </table:table-cell>
          <table:table-cell table:style-name="ce51" office:value-type="float" office:value="994088.19801212" calcext:value-type="float">
            <text:p><text:s/>994,08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7" calcext:value-type="float">
            <text:p><text:s/>167 <text:s/></text:p>
          </table:table-cell>
          <table:table-cell table:style-name="ce50" office:value-type="float" office:value="2459" calcext:value-type="float">
            <text:p><text:s/>2,459 <text:s/></text:p>
          </table:table-cell>
          <table:table-cell table:style-name="ce50" office:value-type="float" office:value="1674" calcext:value-type="float">
            <text:p><text:s/>1,67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6" calcext:value-type="float">
            <text:p><text:s/>36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7" calcext:value-type="float">
            <text:p><text:s/>167 <text:s/></text:p>
          </table:table-cell>
          <table:table-cell table:style-name="ce50" office:value-type="float" office:value="2361" calcext:value-type="float">
            <text:p><text:s/>2,361 <text:s/></text:p>
          </table:table-cell>
          <table:table-cell table:style-name="ce50" office:value-type="float" office:value="1606" calcext:value-type="float">
            <text:p><text:s/>1,60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6" calcext:value-type="float">
            <text:p><text:s/>36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" calcext:value-type="float">
            <text:p><text:s/>98 <text:s/></text:p>
          </table:table-cell>
          <table:table-cell table:style-name="ce50" office:value-type="float" office:value="68" calcext:value-type="float">
            <text:p><text:s/>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4655125.7" calcext:value-type="float">
            <text:p><text:s/>4,655,126 <text:s/></text:p>
          </table:table-cell>
          <table:table-cell table:style-name="ce52" office:value-type="float" office:value="7523235" calcext:value-type="float">
            <text:p><text:s/>7,523,235 <text:s/></text:p>
          </table:table-cell>
          <table:table-cell table:style-name="ce52" office:value-type="float" office:value="4921764" calcext:value-type="float">
            <text:p><text:s/>4,921,764 <text:s/></text:p>
          </table:table-cell>
          <table:table-cell table:style-name="ce52" office:value-type="float" office:value="753" calcext:value-type="float">
            <text:p><text:s/>753 <text:s/></text:p>
          </table:table-cell>
          <table:table-cell table:style-name="ce52" office:value-type="float" office:value="162168" calcext:value-type="float">
            <text:p><text:s/>162,168 <text:s/></text:p>
          </table:table-cell>
          <table:table-cell table:style-name="ce52" office:value-type="float" office:value="266537" calcext:value-type="float">
            <text:p><text:s/>266,537 <text:s/></text:p>
          </table:table-cell>
          <table:table-cell table:style-name="ce52" office:value-type="float" office:value="50936" calcext:value-type="float">
            <text:p><text:s/>50,93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72647" calcext:value-type="float">
            <text:p><text:s/>72,647 <text:s/></text:p>
          </table:table-cell>
          <table:table-cell table:style-name="ce52" office:value-type="float" office:value="7523235" calcext:value-type="float">
            <text:p><text:s/>7,523,235 <text:s/></text:p>
          </table:table-cell>
          <table:table-cell table:style-name="ce52" office:value-type="float" office:value="4921764" calcext:value-type="float">
            <text:p><text:s/>4,921,764 <text:s/></text:p>
          </table:table-cell>
          <table:table-cell table:style-name="ce52" office:value-type="float" office:value="753" calcext:value-type="float">
            <text:p><text:s/>753 <text:s/></text:p>
          </table:table-cell>
          <table:table-cell table:style-name="ce52" office:value-type="float" office:value="162168" calcext:value-type="float">
            <text:p><text:s/>162,168 <text:s/></text:p>
          </table:table-cell>
          <table:table-cell table:style-name="ce52" office:value-type="float" office:value="266537" calcext:value-type="float">
            <text:p><text:s/>266,537 <text:s/></text:p>
          </table:table-cell>
          <table:table-cell table:style-name="ce52" office:value-type="float" office:value="50936" calcext:value-type="float">
            <text:p><text:s/>50,9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2647" calcext:value-type="float">
            <text:p><text:s/>72,647 <text:s/></text:p>
          </table:table-cell>
          <table:table-cell table:style-name="ce50" office:value-type="float" office:value="5551" calcext:value-type="float">
            <text:p><text:s/>5,551 <text:s/></text:p>
          </table:table-cell>
          <table:table-cell table:style-name="ce50" office:value-type="float" office:value="5013" calcext:value-type="float">
            <text:p><text:s/>5,01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73" calcext:value-type="float">
            <text:p><text:s/>7,4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" calcext:value-type="float">
            <text:p><text:s/>16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" calcext:value-type="float">
            <text:p><text:s/>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53" calcext:value-type="float">
            <text:p><text:s/>1,0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" calcext:value-type="float">
            <text:p><text:s/>74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" calcext:value-type="float">
            <text:p><text:s/>1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7" calcext:value-type="float">
            <text:p><text:s/>1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2317" calcext:value-type="float">
            <text:p><text:s/>72,317 <text:s/></text:p>
          </table:table-cell>
          <table:table-cell table:style-name="ce50" office:value-type="float" office:value="61" calcext:value-type="float">
            <text:p><text:s/>61 <text:s/></text:p>
          </table:table-cell>
          <table:table-cell table:style-name="ce50" office:value-type="float" office:value="36" calcext:value-type="float">
            <text:p><text:s/>3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3" calcext:value-type="float">
            <text:p><text:s/>6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2317" calcext:value-type="float">
            <text:p><text:s/>72,317 <text:s/></text:p>
          </table:table-cell>
          <table:table-cell table:style-name="ce50" office:value-type="float" office:value="61" calcext:value-type="float">
            <text:p><text:s/>61 <text:s/></text:p>
          </table:table-cell>
          <table:table-cell table:style-name="ce50" office:value-type="float" office:value="36" calcext:value-type="float">
            <text:p><text:s/>3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3" calcext:value-type="float">
            <text:p><text:s/>6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61" calcext:value-type="float">
            <text:p>( 61 <text:s/>)</text:p>
          </table:table-cell>
          <table:table-cell table:style-name="ce53" office:value-type="float" office:value="36" calcext:value-type="float">
            <text:p>( 36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603" calcext:value-type="float">
            <text:p>( 603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72317" calcext:value-type="float">
            <text:p>( 72,31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" calcext:value-type="float">
            <text:p><text:s/>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" calcext:value-type="float">
            <text:p><text:s/>2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9" calcext:value-type="float">
            <text:p><text:s/>1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" calcext:value-type="float">
            <text:p><text:s/>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" calcext:value-type="float">
            <text:p><text:s/>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" calcext:value-type="float">
            <text:p><text:s/>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0" calcext:value-type="float">
            <text:p><text:s/>330 <text:s/></text:p>
          </table:table-cell>
          <table:table-cell table:style-name="ce50" office:value-type="float" office:value="130" calcext:value-type="float">
            <text:p><text:s/>130 <text:s/></text:p>
          </table:table-cell>
          <table:table-cell table:style-name="ce50" office:value-type="float" office:value="80" calcext:value-type="float">
            <text:p><text:s/>8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14" calcext:value-type="float">
            <text:p><text:s/>4,7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" calcext:value-type="float">
            <text:p><text:s/>121 <text:s/></text:p>
          </table:table-cell>
          <table:table-cell table:style-name="ce50" office:value-type="float" office:value="80" calcext:value-type="float">
            <text:p><text:s/>8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08" calcext:value-type="float">
            <text:p><text:s/>4,70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0" calcext:value-type="float">
            <text:p><text:s/>330 <text:s/></text:p>
          </table:table-cell>
          <table:table-cell table:style-name="ce50" office:value-type="float" office:value="9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330" calcext:value-type="float">
            <text:p>( 33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6" calcext:value-type="float">
            <text:p><text:s/>13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" calcext:value-type="float">
            <text:p><text:s/>2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58" calcext:value-type="float">
            <text:p><text:s/>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" calcext:value-type="float">
            <text:p><text:s/>63 <text:s/></text:p>
          </table:table-cell>
          <table:table-cell table:style-name="ce50" office:value-type="float" office:value="6" calcext:value-type="float">
            <text:p><text:s/>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7" calcext:value-type="float">
            <text:p><text:s/>13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48" calcext:value-type="float">
            <text:p><text:s/>4,948 <text:s/></text:p>
          </table:table-cell>
          <table:table-cell table:style-name="ce50" office:value-type="float" office:value="4883" calcext:value-type="float">
            <text:p><text:s/>4,88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4" calcext:value-type="float">
            <text:p><text:s/>6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" calcext:value-type="float">
            <text:p><text:s/>2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76878" calcext:value-type="float">
            <text:p><text:s/>7,476,878 <text:s/></text:p>
          </table:table-cell>
          <table:table-cell table:style-name="ce50" office:value-type="float" office:value="4887255" calcext:value-type="float">
            <text:p><text:s/>4,887,255 <text:s/></text:p>
          </table:table-cell>
          <table:table-cell table:style-name="ce50" office:value-type="float" office:value="753" calcext:value-type="float">
            <text:p><text:s/>753 <text:s/></text:p>
          </table:table-cell>
          <table:table-cell table:style-name="ce50" office:value-type="float" office:value="944" calcext:value-type="float">
            <text:p><text:s/>944 <text:s/></text:p>
          </table:table-cell>
          <table:table-cell table:style-name="ce50" office:value-type="float" office:value="265873" calcext:value-type="float">
            <text:p><text:s/>265,87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53" calcext:value-type="float">
            <text:p><text:s/>753 <text:s/></text:p>
          </table:table-cell>
          <table:table-cell table:style-name="ce50" office:value-type="float" office:value="944" calcext:value-type="float">
            <text:p><text:s/>944 <text:s/></text:p>
          </table:table-cell>
          <table:table-cell table:style-name="ce50" office:value-type="float" office:value="265873" calcext:value-type="float">
            <text:p><text:s/>265,87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76878" calcext:value-type="float">
            <text:p><text:s/>7,476,878 <text:s/></text:p>
          </table:table-cell>
          <table:table-cell table:style-name="ce50" office:value-type="float" office:value="4887255" calcext:value-type="float">
            <text:p><text:s/>4,887,2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" calcext:value-type="float">
            <text:p><text:s/>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" calcext:value-type="float">
            <text:p><text:s/>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" calcext:value-type="float">
            <text:p><text:s/>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" calcext:value-type="float">
            <text:p><text:s/>2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772" calcext:value-type="float">
            <text:p><text:s/>40,772 <text:s/></text:p>
          </table:table-cell>
          <table:table-cell table:style-name="ce50" office:value-type="float" office:value="29496" calcext:value-type="float">
            <text:p><text:s/>29,49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1224" calcext:value-type="float">
            <text:p><text:s/>161,224 <text:s/></text:p>
          </table:table-cell>
          <table:table-cell table:style-name="ce50" office:value-type="float" office:value="664" calcext:value-type="float">
            <text:p><text:s/>664 <text:s/></text:p>
          </table:table-cell>
          <table:table-cell table:style-name="ce50" office:value-type="float" office:value="43440" calcext:value-type="float">
            <text:p><text:s/>43,4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0483" calcext:value-type="float">
            <text:p><text:s/>10,4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63" calcext:value-type="float">
            <text:p><text:s/>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851" calcext:value-type="float">
            <text:p><text:s/>39,851 <text:s/></text:p>
          </table:table-cell>
          <table:table-cell table:style-name="ce50" office:value-type="float" office:value="29394" calcext:value-type="float">
            <text:p><text:s/>29,3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1224" calcext:value-type="float">
            <text:p><text:s/>161,224 <text:s/></text:p>
          </table:table-cell>
          <table:table-cell table:style-name="ce50" office:value-type="float" office:value="664" calcext:value-type="float">
            <text:p><text:s/>664 <text:s/></text:p>
          </table:table-cell>
          <table:table-cell table:style-name="ce50" office:value-type="float" office:value="30223" calcext:value-type="float">
            <text:p><text:s/>30,22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12" calcext:value-type="float">
            <text:p><text:s/>912 <text:s/></text:p>
          </table:table-cell>
          <table:table-cell table:style-name="ce51" office:value-type="float" office:value="102" calcext:value-type="float">
            <text:p><text:s/>102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671" calcext:value-type="float">
            <text:p><text:s/>2,671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582478.7" calcext:value-type="float">
            <text:p><text:s/>4,582,4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582478.7" calcext:value-type="float">
            <text:p><text:s/>4,582,4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4582478.7" calcext:value-type="float">
            <text:p>( 4,582,47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693403" calcext:value-type="float">
            <text:p><text:s/>693,403 <text:s/></text:p>
          </table:table-cell>
          <table:table-cell table:style-name="ce50" office:value-type="float" office:value="4149136" calcext:value-type="float">
            <text:p><text:s/>4,149,13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9589" calcext:value-type="float">
            <text:p><text:s/>349,589 <text:s/></text:p>
          </table:table-cell>
          <table:table-cell table:style-name="ce50" office:value-type="float" office:value="174790" calcext:value-type="float">
            <text:p><text:s/>174,790 <text:s/></text:p>
          </table:table-cell>
          <table:table-cell table:style-name="ce50" office:value-type="float" office:value="191762.793077336" calcext:value-type="float">
            <text:p><text:s/>191,7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683" calcext:value-type="float">
            <text:p><text:s/>13,683 <text:s/></text:p>
          </table:table-cell>
          <table:table-cell table:style-name="ce50" office:value-type="float" office:value="267092" calcext:value-type="float">
            <text:p><text:s/>267,09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5114" calcext:value-type="float">
            <text:p><text:s/>515,1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9658" calcext:value-type="float">
            <text:p><text:s/>209,658 <text:s/></text:p>
          </table:table-cell>
          <table:table-cell table:style-name="ce50" office:value-type="float" office:value="16422" calcext:value-type="float">
            <text:p><text:s/>16,422 <text:s/></text:p>
          </table:table-cell>
          <table:table-cell table:style-name="ce50" office:value-type="float" office:value="63565.9072561167" calcext:value-type="float">
            <text:p><text:s/>63,56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921" calcext:value-type="float">
            <text:p><text:s/>31,921 <text:s/></text:p>
          </table:table-cell>
          <table:table-cell table:style-name="ce50" office:value-type="float" office:value="151653" calcext:value-type="float">
            <text:p><text:s/>151,65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41778" calcext:value-type="float">
            <text:p><text:s/>141,778 <text:s/></text:p>
          </table:table-cell>
          <table:table-cell table:style-name="ce50" office:value-type="float" office:value="2128621" calcext:value-type="float">
            <text:p><text:s/>2,128,6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35" calcext:value-type="float">
            <text:p><text:s/>1,83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94996.51" calcext:value-type="float">
            <text:p><text:s/>-194,997 <text:s/></text:p>
          </table:table-cell>
          <table:table-cell table:style-name="ce50" office:value-type="float" office:value="47559" calcext:value-type="float">
            <text:p><text:s/>47,5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1214" calcext:value-type="float">
            <text:p><text:s/>81,214 <text:s/></text:p>
          </table:table-cell>
          <table:table-cell table:style-name="ce50" office:value-type="float" office:value="-3195" calcext:value-type="float">
            <text:p><text:s/>-3,195 <text:s/></text:p>
          </table:table-cell>
          <table:table-cell table:style-name="ce50" office:value-type="float" office:value="5354.3247178513" calcext:value-type="float">
            <text:p><text:s/>5,35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34088" calcext:value-type="float">
            <text:p><text:s/>-34,088 <text:s/></text:p>
          </table:table-cell>
          <table:table-cell table:style-name="ce50" office:value-type="float" office:value="-79016.1388888889" calcext:value-type="float">
            <text:p><text:s/>-79,01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746621.51" calcext:value-type="float">
            <text:p><text:s/>746,622 <text:s/></text:p>
          </table:table-cell>
          <table:table-cell table:style-name="ce51" office:value-type="float" office:value="1457842" calcext:value-type="float">
            <text:p><text:s/>1,457,84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56882" calcext:value-type="float">
            <text:p><text:s/>56,882 <text:s/></text:p>
          </table:table-cell>
          <table:table-cell table:style-name="ce51" office:value-type="float" office:value="161563" calcext:value-type="float">
            <text:p><text:s/>161,563 <text:s/></text:p>
          </table:table-cell>
          <table:table-cell table:style-name="ce51" office:value-type="float" office:value="122842.561103368" calcext:value-type="float">
            <text:p><text:s/>122,84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5850" calcext:value-type="float">
            <text:p><text:s/>15,850 <text:s/></text:p>
          </table:table-cell>
          <table:table-cell table:style-name="ce51" office:value-type="float" office:value="194455.138888889" calcext:value-type="float">
            <text:p><text:s/>194,45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59541" calcext:value-type="float">
            <text:p><text:s/>59,541 <text:s/></text:p>
          </table:table-cell>
          <table:table-cell table:style-name="ce50" office:value-type="float" office:value="1079852" calcext:value-type="float">
            <text:p><text:s/>1,079,8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60" calcext:value-type="float">
            <text:p><text:s/>4,1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82" calcext:value-type="float">
            <text:p><text:s/>1,58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4987.133333333" calcext:value-type="float">
            <text:p><text:s/>274,98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679285.05884142" calcext:value-type="float">
            <text:p><text:s/>679,285 <text:s/></text:p>
          </table:table-cell>
          <table:table-cell table:style-name="ce50" office:value-type="float" office:value="5604506.74961324" calcext:value-type="float">
            <text:p><text:s/>5,604,5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679120" calcext:value-type="float">
            <text:p><text:s/>679,120 <text:s/></text:p>
          </table:table-cell>
          <table:table-cell table:style-name="ce50" office:value-type="float" office:value="5161766" calcext:value-type="float">
            <text:p><text:s/>5,161,7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65.05884142" calcext:value-type="float">
            <text:p><text:s/>165 <text:s/></text:p>
          </table:table-cell>
          <table:table-cell table:style-name="ce51" office:value-type="float" office:value="442740.74961324" calcext:value-type="float">
            <text:p><text:s/>442,74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002493" calcext:value-type="float">
            <text:p><text:s/>5,002,493 <text:s/></text:p>
          </table:table-cell>
          <table:table-cell table:style-name="ce50" office:value-type="float" office:value="11656643" calcext:value-type="float">
            <text:p><text:s/>11,656,6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9967" calcext:value-type="float">
            <text:p><text:s/>269,967 <text:s/></text:p>
          </table:table-cell>
          <table:table-cell table:style-name="ce50" office:value-type="float" office:value="545633" calcext:value-type="float">
            <text:p><text:s/>545,633 <text:s/></text:p>
          </table:table-cell>
          <table:table-cell table:style-name="ce50" office:value-type="float" office:value="82227" calcext:value-type="float">
            <text:p><text:s/>82,2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0525" calcext:value-type="float">
            <text:p><text:s/>90,525 <text:s/></text:p>
          </table:table-cell>
          <table:table-cell table:style-name="ce50" office:value-type="float" office:value="853983.407777778" calcext:value-type="float">
            <text:p><text:s/>853,98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4981511.00818182" calcext:value-type="float">
            <text:p><text:s/>4,981,511 <text:s/></text:p>
          </table:table-cell>
          <table:table-cell table:style-name="ce50" office:value-type="float" office:value="11656643" calcext:value-type="float">
            <text:p><text:s/>11,656,6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9967" calcext:value-type="float">
            <text:p><text:s/>269,967 <text:s/></text:p>
          </table:table-cell>
          <table:table-cell table:style-name="ce50" office:value-type="float" office:value="545633" calcext:value-type="float">
            <text:p><text:s/>545,633 <text:s/></text:p>
          </table:table-cell>
          <table:table-cell table:style-name="ce50" office:value-type="float" office:value="82227" calcext:value-type="float">
            <text:p><text:s/>82,2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0525" calcext:value-type="float">
            <text:p><text:s/>90,525 <text:s/></text:p>
          </table:table-cell>
          <table:table-cell table:style-name="ce50" office:value-type="float" office:value="834259.517111111" calcext:value-type="float">
            <text:p><text:s/>834,26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20981.9918181818" calcext:value-type="float">
            <text:p><text:s/>20,98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9723.8906666667" calcext:value-type="float">
            <text:p><text:s/>19,72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5940" calcext:value-type="float">
            <text:p><text:s/>35,940 <text:s/></text:p>
          </table:table-cell>
          <table:table-cell table:style-name="ce50" office:value-type="float" office:value="506815.55405088" calcext:value-type="float">
            <text:p><text:s/>506,8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3" calcext:value-type="float">
            <text:p><text:s/>1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58" calcext:value-type="float">
            <text:p><text:s/>158 <text:s/></text:p>
          </table:table-cell>
          <table:table-cell table:style-name="ce50" office:value-type="float" office:value="8981" calcext:value-type="float">
            <text:p><text:s/>8,9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1" calcext:value-type="float">
            <text:p><text:s/>1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5746" calcext:value-type="float">
            <text:p><text:s/>35,746 <text:s/></text:p>
          </table:table-cell>
          <table:table-cell table:style-name="ce50" office:value-type="float" office:value="497580.55405088" calcext:value-type="float">
            <text:p><text:s/>497,5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36" calcext:value-type="float">
            <text:p><text:s/>36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974348.45115858" calcext:value-type="float">
            <text:p><text:s/>4,974,348 <text:s/></text:p>
          </table:table-cell>
          <table:table-cell table:style-name="ce52" office:value-type="float" office:value="5923310.69633588" calcext:value-type="float">
            <text:p><text:s/>5,923,31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22689" calcext:value-type="float">
            <text:p><text:s/>322,689 <text:s/></text:p>
          </table:table-cell>
          <table:table-cell table:style-name="ce52" office:value-type="float" office:value="707196" calcext:value-type="float">
            <text:p><text:s/>707,196 <text:s/></text:p>
          </table:table-cell>
          <table:table-cell table:style-name="ce52" office:value-type="float" office:value="203487.561103368" calcext:value-type="float">
            <text:p><text:s/>203,48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06375" calcext:value-type="float">
            <text:p><text:s/>106,375 <text:s/></text:p>
          </table:table-cell>
          <table:table-cell table:style-name="ce52" office:value-type="float" office:value="773451.413333333" calcext:value-type="float">
            <text:p><text:s/>773,45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974348.45115858" calcext:value-type="float">
            <text:p><text:s/>4,974,348 <text:s/></text:p>
          </table:table-cell>
          <table:table-cell table:style-name="ce52" office:value-type="float" office:value="5923310.69633588" calcext:value-type="float">
            <text:p><text:s/>5,923,311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60777" calcext:value-type="float">
            <text:p><text:s/>60,777 <text:s/></text:p>
          </table:table-cell>
          <table:table-cell table:style-name="ce52" office:value-type="float" office:value="5144.35" calcext:value-type="float">
            <text:p><text:s/>5,14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23003.19660458" calcext:value-type="float">
            <text:p><text:s/>223,003 <text:s/></text:p>
          </table:table-cell>
          <table:table-cell table:style-name="ce50" office:value-type="float" office:value="5307024.69633588" calcext:value-type="float">
            <text:p><text:s/>5,307,02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777" calcext:value-type="float">
            <text:p><text:s/>60,777 <text:s/></text:p>
          </table:table-cell>
          <table:table-cell table:style-name="ce50" office:value-type="float" office:value="5144.35" calcext:value-type="float">
            <text:p><text:s/>5,14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8271" calcext:value-type="float">
            <text:p><text:s/>18,271 <text:s/></text:p>
          </table:table-cell>
          <table:table-cell table:style-name="ce50" office:value-type="float" office:value="15340" calcext:value-type="float">
            <text:p><text:s/>15,3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6339" calcext:value-type="float">
            <text:p><text:s/>16,339 <text:s/></text:p>
          </table:table-cell>
          <table:table-cell table:style-name="ce50" office:value-type="float" office:value="431292.50659174" calcext:value-type="float">
            <text:p><text:s/>431,2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005.24375604" calcext:value-type="float">
            <text:p><text:s/>4,005 <text:s/></text:p>
          </table:table-cell>
          <table:table-cell table:style-name="ce50" office:value-type="float" office:value="1094134.85563537" calcext:value-type="float">
            <text:p><text:s/>1,094,1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19" calcext:value-type="float">
            <text:p><text:s/>119 <text:s/></text:p>
          </table:table-cell>
          <table:table-cell table:style-name="ce50" office:value-type="float" office:value="32535" calcext:value-type="float">
            <text:p><text:s/>32,5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29" calcext:value-type="float">
            <text:p><text:s/>329 <text:s/></text:p>
          </table:table-cell>
          <table:table-cell table:style-name="ce50" office:value-type="float" office:value="8092" calcext:value-type="float">
            <text:p><text:s/>8,0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838.60237566" calcext:value-type="float">
            <text:p><text:s/>1,839 <text:s/></text:p>
          </table:table-cell>
          <table:table-cell table:style-name="ce50" office:value-type="float" office:value="457147.38616072" calcext:value-type="float">
            <text:p><text:s/>457,1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350" calcext:value-type="float">
            <text:p><text:s/>350 <text:s/></text:p>
          </table:table-cell>
          <table:table-cell table:style-name="ce50" office:value-type="float" office:value="1626" calcext:value-type="float">
            <text:p><text:s/>1,6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51930.37317544" calcext:value-type="float">
            <text:p><text:s/>51,930 <text:s/></text:p>
          </table:table-cell>
          <table:table-cell table:style-name="ce50" office:value-type="float" office:value="1199717.01081686" calcext:value-type="float">
            <text:p><text:s/>1,199,7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49697.37317544" calcext:value-type="float">
            <text:p><text:s/>49,697 <text:s/></text:p>
          </table:table-cell>
          <table:table-cell table:style-name="ce50" office:value-type="float" office:value="1175218.92918561" calcext:value-type="float">
            <text:p><text:s/>1,175,2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0467.86317544" calcext:value-type="float">
            <text:p>( 20,468 <text:s/>)</text:p>
          </table:table-cell>
          <table:table-cell table:style-name="ce53" office:value-type="float" office:value="1138604.88666181" calcext:value-type="float">
            <text:p>( 1,138,60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29229.51" calcext:value-type="float">
            <text:p>( 29,230 <text:s/>)</text:p>
          </table:table-cell>
          <table:table-cell table:style-name="ce53" office:value-type="float" office:value="36614.0425238" calcext:value-type="float">
            <text:p>( 36,61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498.08165495" calcext:value-type="float">
            <text:p><text:s/>24,4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000237" calcext:value-type="float">
            <text:p><text:s/>-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2233" calcext:value-type="float">
            <text:p><text:s/>2,233 <text:s/>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6291" calcext:value-type="float">
            <text:p><text:s/>6,291 <text:s/></text:p>
          </table:table-cell>
          <table:table-cell table:style-name="ce50" office:value-type="float" office:value="134427" calcext:value-type="float">
            <text:p><text:s/>134,4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327" calcext:value-type="float">
            <text:p><text:s/>327 <text:s/></text:p>
          </table:table-cell>
          <table:table-cell table:style-name="ce50" office:value-type="float" office:value="91416.345137" calcext:value-type="float">
            <text:p><text:s/>91,4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339.428219" calcext:value-type="float">
            <text:p><text:s/>2,339 <text:s/></text:p>
          </table:table-cell>
          <table:table-cell table:style-name="ce54" office:value-type="float" office:value="200925.882001" calcext:value-type="float">
            <text:p><text:s/>200,92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1798" calcext:value-type="float">
            <text:p><text:s/>31,798 <text:s/></text:p>
          </table:table-cell>
          <table:table-cell table:style-name="ce50" office:value-type="float" office:value="512188" calcext:value-type="float">
            <text:p><text:s/>512,18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777" calcext:value-type="float">
            <text:p><text:s/>60,77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3953" calcext:value-type="float">
            <text:p><text:s/>23,953 <text:s/></text:p>
          </table:table-cell>
          <table:table-cell table:style-name="ce50" office:value-type="float" office:value="67139" calcext:value-type="float">
            <text:p><text:s/>67,1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303" calcext:value-type="float">
            <text:p><text:s/>35,30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7845" calcext:value-type="float">
            <text:p><text:s/>7,845 <text:s/></text:p>
          </table:table-cell>
          <table:table-cell table:style-name="ce50" office:value-type="float" office:value="445049" calcext:value-type="float">
            <text:p><text:s/>445,04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474" calcext:value-type="float">
            <text:p><text:s/>25,47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44" calcext:value-type="float">
            <text:p>( 44 <text:s/>)</text:p>
          </table:table-cell>
          <table:table-cell table:style-name="ce53" office:value-type="float" office:value="8538" calcext:value-type="float">
            <text:p>( 8,53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14" calcext:value-type="float">
            <text:p>( 414 <text:s/>)</text:p>
          </table:table-cell>
          <table:table-cell table:style-name="ce55" office:value-type="float" office:value="64875" calcext:value-type="float">
            <text:p>( 64,875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1853" calcext:value-type="float">
            <text:p><text:s/>11,853 <text:s/></text:p>
          </table:table-cell>
          <table:table-cell table:style-name="ce50" office:value-type="float" office:value="820174.71" calcext:value-type="float">
            <text:p><text:s/>820,1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144.35" calcext:value-type="float">
            <text:p><text:s/>5,144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0703" calcext:value-type="float">
            <text:p><text:s/>10,703 <text:s/></text:p>
          </table:table-cell>
          <table:table-cell table:style-name="ce50" office:value-type="float" office:value="750784.71" calcext:value-type="float">
            <text:p><text:s/>750,78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144.35" calcext:value-type="float">
            <text:p><text:s/>5,144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150" calcext:value-type="float">
            <text:p><text:s/>1,150 <text:s/></text:p>
          </table:table-cell>
          <table:table-cell table:style-name="ce50" office:value-type="float" office:value="69390" calcext:value-type="float">
            <text:p><text:s/>69,3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459" calcext:value-type="float">
            <text:p><text:s/>2,459 <text:s/></text:p>
          </table:table-cell>
          <table:table-cell table:style-name="ce50" office:value-type="float" office:value="67579" calcext:value-type="float">
            <text:p><text:s/>67,5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805" calcext:value-type="float">
            <text:p><text:s/>1,805 <text:s/></text:p>
          </table:table-cell>
          <table:table-cell table:style-name="ce54" office:value-type="float" office:value="15562" calcext:value-type="float">
            <text:p><text:s/>15,56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148.99999315" calcext:value-type="float">
            <text:p><text:s/>7,149 <text:s/></text:p>
          </table:table-cell>
          <table:table-cell table:style-name="ce50" office:value-type="float" office:value="53192.99999319" calcext:value-type="float">
            <text:p><text:s/>53,1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1094" calcext:value-type="float">
            <text:p><text:s/>11,094 <text:s/></text:p>
          </table:table-cell>
          <table:table-cell table:style-name="ce50" office:value-type="float" office:value="28384" calcext:value-type="float">
            <text:p><text:s/>28,3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255" calcext:value-type="float">
            <text:p><text:s/>2,255 <text:s/></text:p>
          </table:table-cell>
          <table:table-cell table:style-name="ce50" office:value-type="float" office:value="21718" calcext:value-type="float">
            <text:p><text:s/>21,7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24.54908529" calcext:value-type="float">
            <text:p><text:s/>2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52426" calcext:value-type="float">
            <text:p><text:s/>52,426 <text:s/></text:p>
          </table:table-cell>
          <table:table-cell table:style-name="ce50" office:value-type="float" office:value="121572" calcext:value-type="float">
            <text:p><text:s/>121,5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3432002" calcext:value-type="float">
            <text:p><text:s/>3,432,002 <text:s/></text:p>
          </table:table-cell>
          <table:table-cell table:style-name="ce50" office:value-type="float" office:value="204214" calcext:value-type="float">
            <text:p><text:s/>204,2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3276511" calcext:value-type="float">
            <text:p><text:s/>3,276,51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51229" calcext:value-type="float">
            <text:p><text:s/>51,22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04262" calcext:value-type="float">
            <text:p><text:s/>104,262 <text:s/></text:p>
          </table:table-cell>
          <table:table-cell table:style-name="ce50" office:value-type="float" office:value="204214" calcext:value-type="float">
            <text:p><text:s/>204,2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881885" calcext:value-type="float">
            <text:p><text:s/>881,885 <text:s/></text:p>
          </table:table-cell>
          <table:table-cell table:style-name="ce50" office:value-type="float" office:value="105029" calcext:value-type="float">
            <text:p><text:s/>105,0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911" calcext:value-type="float">
            <text:p><text:s/>911 <text:s/></text:p>
          </table:table-cell>
          <table:table-cell table:style-name="ce50" office:value-type="float" office:value="868" calcext:value-type="float">
            <text:p><text:s/>8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880974" calcext:value-type="float">
            <text:p><text:s/>880,974 <text:s/></text:p>
          </table:table-cell>
          <table:table-cell table:style-name="ce51" office:value-type="float" office:value="104161" calcext:value-type="float">
            <text:p><text:s/>104,16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37458.254554" calcext:value-type="float">
            <text:p><text:s/>437,458 <text:s/></text:p>
          </table:table-cell>
          <table:table-cell table:style-name="ce50" office:value-type="float" office:value="307043" calcext:value-type="float">
            <text:p><text:s/>307,0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67333" calcext:value-type="float">
            <text:p><text:s/>67,333 <text:s/></text:p>
          </table:table-cell>
          <table:table-cell table:style-name="ce50" office:value-type="float" office:value="74451" calcext:value-type="float">
            <text:p><text:s/>74,4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179" calcext:value-type="float">
            <text:p><text:s/>2,179 <text:s/></text:p>
          </table:table-cell>
          <table:table-cell table:style-name="ce50" office:value-type="float" office:value="1510" calcext:value-type="float">
            <text:p><text:s/>1,5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7537" calcext:value-type="float">
            <text:p><text:s/>7,537 <text:s/></text:p>
          </table:table-cell>
          <table:table-cell table:style-name="ce50" office:value-type="float" office:value="20" calcext:value-type="float">
            <text:p><text:s/>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792" calcext:value-type="float">
            <text:p><text:s/>79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910" calcext:value-type="float">
            <text:p><text:s/>910 <text:s/></text:p>
          </table:table-cell>
          <table:table-cell table:style-name="ce50" office:value-type="float" office:value="1392" calcext:value-type="float">
            <text:p><text:s/>1,3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77820.254554" calcext:value-type="float">
            <text:p><text:s/>277,820 <text:s/></text:p>
          </table:table-cell>
          <table:table-cell table:style-name="ce50" office:value-type="float" office:value="199599" calcext:value-type="float">
            <text:p><text:s/>199,5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80887" calcext:value-type="float">
            <text:p><text:s/>80,887 <text:s/></text:p>
          </table:table-cell>
          <table:table-cell table:style-name="ce51" office:value-type="float" office:value="30071" calcext:value-type="float">
            <text:p><text:s/>30,07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2689" calcext:value-type="float">
            <text:p><text:s/>322,689 <text:s/></text:p>
          </table:table-cell>
          <table:table-cell table:style-name="ce50" office:value-type="float" office:value="707196" calcext:value-type="float">
            <text:p><text:s/>707,196 <text:s/></text:p>
          </table:table-cell>
          <table:table-cell table:style-name="ce50" office:value-type="float" office:value="203487.561103368" calcext:value-type="float">
            <text:p><text:s/>203,48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598" calcext:value-type="float">
            <text:p><text:s/>45,598 <text:s/></text:p>
          </table:table-cell>
          <table:table-cell table:style-name="ce50" office:value-type="float" office:value="768307.063333333" calcext:value-type="float">
            <text:p><text:s/>768,307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2689" calcext:value-type="float">
            <text:p><text:s/>322,689 <text:s/></text:p>
          </table:table-cell>
          <table:table-cell table:style-name="ce50" office:value-type="float" office:value="707196" calcext:value-type="float">
            <text:p><text:s/>707,196 <text:s/></text:p>
          </table:table-cell>
          <table:table-cell table:style-name="ce50" office:value-type="float" office:value="203487.561103368" calcext:value-type="float">
            <text:p><text:s/>203,48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598" calcext:value-type="float">
            <text:p><text:s/>45,598 <text:s/></text:p>
          </table:table-cell>
          <table:table-cell table:style-name="ce50" office:value-type="float" office:value="768307.063333333" calcext:value-type="float">
            <text:p><text:s/>768,307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693823.70503495" calcext:value-type="float">
            <text:p><text:s/>2,693,824 <text:s/></text:p>
          </table:table-cell>
          <table:table-cell table:style-name="ce57" office:value-type="float" office:value="24037937.5558421" calcext:value-type="float">
            <text:p><text:s/>24,037,93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693255.24757195" calcext:value-type="float">
            <text:p><text:s/>2,693,255 <text:s/></text:p>
          </table:table-cell>
          <table:table-cell table:style-name="ce57" office:value-type="float" office:value="21567638.879428" calcext:value-type="float">
            <text:p><text:s/>21,567,639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568.457463" calcext:value-type="float">
            <text:p><text:s/>568 <text:s/></text:p>
          </table:table-cell>
          <table:table-cell table:style-name="ce57" office:value-type="float" office:value="2470298.676414" calcext:value-type="float">
            <text:p><text:s/>2,470,299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611146.127946128" calcext:value-type="float">
            <text:p><text:s/>611,146 <text:s/></text:p>
          </table:table-cell>
          <table:table-cell table:style-name="ce49" office:value-type="float" office:value="907552" calcext:value-type="float">
            <text:p><text:s/>907,552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25550.432261243" calcext:value-type="float">
            <text:p><text:s/>125,550 <text:s/></text:p>
          </table:table-cell>
          <table:table-cell table:number-columns-repeated="2" table:style-name="ce49" office:value-type="float" office:value="47956.9217254653" calcext:value-type="float">
            <text:p><text:s/>47,957 <text:s/></text:p>
          </table:table-cell>
          <table:table-cell table:number-columns-repeated="2" table:style-name="ce49" office:value-type="float" office:value="0" calcext:value-type="float">
            <text:p/>
          </table:table-cell>
          <table:table-cell table:style-name="ce49" office:value-type="float" office:value="77593.5105357778" calcext:value-type="float">
            <text:p><text:s/>77,594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203212.87878788" calcext:value-type="float">
            <text:p><text:s/>2,203,21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08241" calcext:value-type="float">
            <text:p><text:s/>2,908,2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73924.0740740741" calcext:value-type="float">
            <text:p><text:s/>73,924 <text:s/></text:p>
          </table:table-cell>
          <table:table-cell table:style-name="ce50" office:value-type="float" office:value="163244" calcext:value-type="float">
            <text:p><text:s/>163,244 <text:s/></text:p>
          </table:table-cell>
          <table:table-cell table:style-name="ce50" office:value-type="float" office:value="-47526" calcext:value-type="float">
            <text:p><text:s/>-47,5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740434.93265993" calcext:value-type="float">
            <text:p><text:s/>2,740,435 <text:s/></text:p>
          </table:table-cell>
          <table:table-cell table:style-name="ce51" office:value-type="float" office:value="744308" calcext:value-type="float">
            <text:p><text:s/>744,308 <text:s/></text:p>
          </table:table-cell>
          <table:table-cell table:style-name="ce51" office:value-type="float" office:value="2955767" calcext:value-type="float">
            <text:p><text:s/>2,955,767 <text:s/></text:p>
          </table:table-cell>
          <table:table-cell table:style-name="ce51" office:value-type="float" office:value="125550.432261243" calcext:value-type="float">
            <text:p><text:s/>125,550 <text:s/></text:p>
          </table:table-cell>
          <table:table-cell table:number-columns-repeated="2" table:style-name="ce51" office:value-type="float" office:value="47956.9217254653" calcext:value-type="float">
            <text:p><text:s/>47,95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77593.5105357778" calcext:value-type="float">
            <text:p><text:s/>77,59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2246612.12121212" calcext:value-type="float">
            <text:p><text:s/>2,246,6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65528" calcext:value-type="float">
            <text:p><text:s/>2,965,5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983803.278909657" calcext:value-type="float">
            <text:p><text:s/>983,803 <text:s/></text:p>
          </table:table-cell>
          <table:table-cell table:style-name="ce50" office:value-type="float" office:value="2876.51" calcext:value-type="float">
            <text:p><text:s/>2,877 <text:s/></text:p>
          </table:table-cell>
          <table:table-cell table:style-name="ce50" office:value-type="float" office:value="1296063.43038297" calcext:value-type="float">
            <text:p><text:s/>1,296,063 <text:s/></text:p>
          </table:table-cell>
          <table:table-cell table:style-name="ce50" office:value-type="float" office:value="110031.730159576" calcext:value-type="float">
            <text:p><text:s/>110,032 <text:s/></text:p>
          </table:table-cell>
          <table:table-cell table:number-columns-repeated="2" table:style-name="ce50" office:value-type="float" office:value="47956.9217300494" calcext:value-type="float">
            <text:p><text:s/>47,95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2074.8084295267" calcext:value-type="float">
            <text:p><text:s/>62,07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960932.575757576" calcext:value-type="float">
            <text:p><text:s/>960,9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68431" calcext:value-type="float">
            <text:p><text:s/>1,268,4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2870.7031520816" calcext:value-type="float">
            <text:p><text:s/>22,871 <text:s/></text:p>
          </table:table-cell>
          <table:table-cell table:style-name="ce51" office:value-type="float" office:value="2876.51" calcext:value-type="float">
            <text:p><text:s/>2,877 <text:s/></text:p>
          </table:table-cell>
          <table:table-cell table:style-name="ce51" office:value-type="float" office:value="27632.43038297" calcext:value-type="float">
            <text:p><text:s/>27,632 <text:s/></text:p>
          </table:table-cell>
          <table:table-cell table:style-name="ce51" office:value-type="float" office:value="110031.730159576" calcext:value-type="float">
            <text:p><text:s/>110,032 <text:s/></text:p>
          </table:table-cell>
          <table:table-cell table:number-columns-repeated="2" table:style-name="ce51" office:value-type="float" office:value="47956.9217300494" calcext:value-type="float">
            <text:p><text:s/>47,95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62074.8084295267" calcext:value-type="float">
            <text:p><text:s/>62,07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235878.36700337" calcext:value-type="float">
            <text:p><text:s/>2,235,878 <text:s/></text:p>
          </table:table-cell>
          <table:table-cell table:style-name="ce50" office:value-type="float" office:value="824144" calcext:value-type="float">
            <text:p><text:s/>824,144 <text:s/></text:p>
          </table:table-cell>
          <table:table-cell table:style-name="ce50" office:value-type="float" office:value="2218787" calcext:value-type="float">
            <text:p><text:s/>2,218,7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2235878.36700337" calcext:value-type="float">
            <text:p><text:s/>2,235,878 <text:s/></text:p>
          </table:table-cell>
          <table:table-cell table:style-name="ce51" office:value-type="float" office:value="824144" calcext:value-type="float">
            <text:p><text:s/>824,144 <text:s/></text:p>
          </table:table-cell>
          <table:table-cell table:style-name="ce51" office:value-type="float" office:value="2218787" calcext:value-type="float">
            <text:p><text:s/>2,218,787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619639.490852363" calcext:value-type="float">
            <text:p><text:s/>619,639 <text:s/></text:p>
          </table:table-cell>
          <table:table-cell table:style-name="ce50" office:value-type="float" office:value="27910" calcext:value-type="float">
            <text:p><text:s/>27,910 <text:s/></text:p>
          </table:table-cell>
          <table:table-cell table:style-name="ce50" office:value-type="float" office:value="793115.23903623" calcext:value-type="float">
            <text:p><text:s/>793,1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619639.490852363" calcext:value-type="float">
            <text:p><text:s/>619,639 <text:s/></text:p>
          </table:table-cell>
          <table:table-cell table:style-name="ce50" office:value-type="float" office:value="27910" calcext:value-type="float">
            <text:p><text:s/>27,910 <text:s/></text:p>
          </table:table-cell>
          <table:table-cell table:style-name="ce50" office:value-type="float" office:value="793115.23903623" calcext:value-type="float">
            <text:p><text:s/>793,1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26258.40868916" calcext:value-type="float">
            <text:p><text:s/>1,126,258 <text:s/></text:p>
          </table:table-cell>
          <table:table-cell table:style-name="ce52" office:value-type="float" office:value="1537665.49" calcext:value-type="float">
            <text:p><text:s/>1,537,665 <text:s/></text:p>
          </table:table-cell>
          <table:table-cell table:style-name="ce52" office:value-type="float" office:value="119847.3305808" calcext:value-type="float">
            <text:p><text:s/>119,847 <text:s/></text:p>
          </table:table-cell>
          <table:table-cell table:style-name="ce52" office:value-type="float" office:value="15518.702101667" calcext:value-type="float">
            <text:p><text:s/>15,519 <text:s/></text:p>
          </table:table-cell>
          <table:table-cell table:number-columns-repeated="2" table:style-name="ce52" office:value-type="float" office:value="-0.0000045840967" calcext:value-type="float">
            <text:p><text:s/>-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5518.7021062511" calcext:value-type="float">
            <text:p><text:s/>15,51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918105.546736296" calcext:value-type="float">
            <text:p><text:s/>918,106 <text:s/></text:p>
          </table:table-cell>
          <table:table-cell table:style-name="ce52" office:value-type="float" office:value="1228558.49" calcext:value-type="float">
            <text:p><text:s/>1,228,558 <text:s/></text:p>
          </table:table-cell>
          <table:table-cell table:style-name="ce52" office:value-type="float" office:value="119847.3305808" calcext:value-type="float">
            <text:p><text:s/>119,847 <text:s/></text:p>
          </table:table-cell>
          <table:table-cell table:style-name="ce52" office:value-type="float" office:value="15518.702101667" calcext:value-type="float">
            <text:p><text:s/>15,519 <text:s/></text:p>
          </table:table-cell>
          <table:table-cell table:number-columns-repeated="2" table:style-name="ce52" office:value-type="float" office:value="-0.0000045840967" calcext:value-type="float">
            <text:p><text:s/>-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5518.7021062511" calcext:value-type="float">
            <text:p><text:s/>15,5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369833.071988822" calcext:value-type="float">
            <text:p><text:s/>369,833 <text:s/></text:p>
          </table:table-cell>
          <table:table-cell table:style-name="ce50" office:value-type="float" office:value="454186.49" calcext:value-type="float">
            <text:p><text:s/>454,186 <text:s/></text:p>
          </table:table-cell>
          <table:table-cell table:style-name="ce50" office:value-type="float" office:value="84458.3305808" calcext:value-type="float">
            <text:p><text:s/>84,458 <text:s/></text:p>
          </table:table-cell>
          <table:table-cell table:style-name="ce50" office:value-type="float" office:value="15518.702101667" calcext:value-type="float">
            <text:p><text:s/>15,519 <text:s/></text:p>
          </table:table-cell>
          <table:table-cell table:number-columns-repeated="2" table:style-name="ce50" office:value-type="float" office:value="-0.0000045840967" calcext:value-type="float">
            <text:p><text:s/>-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518.7021062511" calcext:value-type="float">
            <text:p><text:s/>15,5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0887.8720538721" calcext:value-type="float">
            <text:p><text:s/>10,888 <text:s/></text:p>
          </table:table-cell>
          <table:table-cell table:style-name="ce50" office:value-type="float" office:value="16168.49" calcext:value-type="float">
            <text:p><text:s/>16,1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901.6835016835" calcext:value-type="float">
            <text:p><text:s/>5,902 <text:s/></text:p>
          </table:table-cell>
          <table:table-cell table:style-name="ce50" office:value-type="float" office:value="8764" calcext:value-type="float">
            <text:p><text:s/>8,7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3" table:style-name="ce50" office:value-type="float" office:value="-0.0000045840967" calcext:value-type="float">
            <text:p><text:s/>-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41186.6140763636" calcext:value-type="float">
            <text:p><text:s/>41,1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366.3305808" calcext:value-type="float">
            <text:p><text:s/>54,3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41186.6140763636" calcext:value-type="float">
            <text:p><text:s/>41,1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366.3305808" calcext:value-type="float">
            <text:p><text:s/>54,3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41186.6140763636" calcext:value-type="float">
            <text:p>( 41,187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4366.3305808" calcext:value-type="float">
            <text:p>( 54,36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461.95286195286" calcext:value-type="float">
            <text:p><text:s/>3,462 <text:s/></text:p>
          </table:table-cell>
          <table:table-cell table:style-name="ce50" office:value-type="float" office:value="5141" calcext:value-type="float">
            <text:p><text:s/>5,1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900" calcext:value-type="float">
            <text:p><text:s/>9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88" calcext:value-type="float">
            <text:p><text:s/>1,18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12.121212121212" calcext:value-type="float">
            <text:p><text:s/>212 <text:s/></text:p>
          </table:table-cell>
          <table:table-cell table:style-name="ce54" office:value-type="float" office:value="315" calcext:value-type="float">
            <text:p><text:s/>31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47034.343434343" calcext:value-type="float">
            <text:p><text:s/>247,034 <text:s/></text:p>
          </table:table-cell>
          <table:table-cell table:style-name="ce50" office:value-type="float" office:value="366846" calcext:value-type="float">
            <text:p><text:s/>366,8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47034.343434343" calcext:value-type="float">
            <text:p><text:s/>247,034 <text:s/></text:p>
          </table:table-cell>
          <table:table-cell table:style-name="ce50" office:value-type="float" office:value="366846" calcext:value-type="float">
            <text:p><text:s/>366,8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15109.764309764" calcext:value-type="float">
            <text:p>( 115,110 <text:s/>)</text:p>
          </table:table-cell>
          <table:table-cell table:style-name="ce53" office:value-type="float" office:value="170938" calcext:value-type="float">
            <text:p>( 170,93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0420.202020202" calcext:value-type="float">
            <text:p>( 30,420 <text:s/>)</text:p>
          </table:table-cell>
          <table:table-cell table:style-name="ce55" office:value-type="float" office:value="45174" calcext:value-type="float">
            <text:p>( 45,174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21511.3636363636" calcext:value-type="float">
            <text:p><text:s/>21,5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395" calcext:value-type="float">
            <text:p><text:s/>28,3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21511.3636363636" calcext:value-type="float">
            <text:p><text:s/>21,5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395" calcext:value-type="float">
            <text:p><text:s/>28,3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721.88552188552" calcext:value-type="float">
            <text:p><text:s/>2,722 <text:s/></text:p>
          </table:table-cell>
          <table:table-cell table:style-name="ce50" office:value-type="float" office:value="4042" calcext:value-type="float">
            <text:p><text:s/>4,0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206.73400673401" calcext:value-type="float">
            <text:p><text:s/>1,207 <text:s/></text:p>
          </table:table-cell>
          <table:table-cell table:style-name="ce54" office:value-type="float" office:value="1792" calcext:value-type="float">
            <text:p><text:s/>1,79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34527.1885521885" calcext:value-type="float">
            <text:p><text:s/>34,527 <text:s/></text:p>
          </table:table-cell>
          <table:table-cell table:style-name="ce50" office:value-type="float" office:value="50860" calcext:value-type="float">
            <text:p><text:s/>50,860 <text:s/></text:p>
          </table:table-cell>
          <table:table-cell table:style-name="ce50" office:value-type="float" office:value="367" calcext:value-type="float">
            <text:p><text:s/>3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07.575757575758" calcext:value-type="float">
            <text:p><text:s/>1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2" calcext:value-type="float">
            <text:p><text:s/>1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73.737373737374" calcext:value-type="float">
            <text:p><text:s/>174 <text:s/></text:p>
          </table:table-cell>
          <table:table-cell table:style-name="ce50" office:value-type="float" office:value="258" calcext:value-type="float">
            <text:p><text:s/>2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518.7021062511" calcext:value-type="float">
            <text:p><text:s/>15,5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518.7021062511" calcext:value-type="float">
            <text:p><text:s/>15,5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16086.026936027" calcext:value-type="float">
            <text:p><text:s/>116,086 <text:s/></text:p>
          </table:table-cell>
          <table:table-cell table:style-name="ce50" office:value-type="float" office:value="143095" calcext:value-type="float">
            <text:p><text:s/>143,095 <text:s/></text:p>
          </table:table-cell>
          <table:table-cell table:style-name="ce50" office:value-type="float" office:value="26038" calcext:value-type="float">
            <text:p><text:s/>26,0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98229.8821548822" calcext:value-type="float">
            <text:p><text:s/>98,230 <text:s/></text:p>
          </table:table-cell>
          <table:table-cell table:style-name="ce50" office:value-type="float" office:value="124691" calcext:value-type="float">
            <text:p><text:s/>124,691 <text:s/></text:p>
          </table:table-cell>
          <table:table-cell table:style-name="ce50" office:value-type="float" office:value="18827" calcext:value-type="float">
            <text:p><text:s/>18,8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5225.6734006734" calcext:value-type="float">
            <text:p><text:s/>15,226 <text:s/></text:p>
          </table:table-cell>
          <table:table-cell table:style-name="ce50" office:value-type="float" office:value="14707" calcext:value-type="float">
            <text:p><text:s/>14,707 <text:s/></text:p>
          </table:table-cell>
          <table:table-cell table:style-name="ce50" office:value-type="float" office:value="7025" calcext:value-type="float">
            <text:p><text:s/>7,0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630.47138047138" calcext:value-type="float">
            <text:p><text:s/>2,630 <text:s/></text:p>
          </table:table-cell>
          <table:table-cell table:style-name="ce51" office:value-type="float" office:value="3697" calcext:value-type="float">
            <text:p><text:s/>3,697 <text:s/></text:p>
          </table:table-cell>
          <table:table-cell table:style-name="ce51" office:value-type="float" office:value="186" calcext:value-type="float">
            <text:p><text:s/>186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432186.447811448" calcext:value-type="float">
            <text:p><text:s/>432,186 <text:s/></text:p>
          </table:table-cell>
          <table:table-cell table:style-name="ce52" office:value-type="float" office:value="631277" calcext:value-type="float">
            <text:p><text:s/>631,277 <text:s/></text:p>
          </table:table-cell>
          <table:table-cell table:style-name="ce52" office:value-type="float" office:value="9351" calcext:value-type="float">
            <text:p><text:s/>9,35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08152.861952862" calcext:value-type="float">
            <text:p><text:s/>208,153 <text:s/></text:p>
          </table:table-cell>
          <table:table-cell table:style-name="ce50" office:value-type="float" office:value="309107" calcext:value-type="float">
            <text:p><text:s/>309,1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08152.861952862" calcext:value-type="float">
            <text:p><text:s/>208,153 <text:s/></text:p>
          </table:table-cell>
          <table:table-cell table:style-name="ce50" office:value-type="float" office:value="309107" calcext:value-type="float">
            <text:p><text:s/>309,1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5382905.393089" calcext:value-type="float">
            <text:p><text:s/>5,382,905 <text:s/></text:p>
          </table:table-cell>
          <table:table-cell table:style-name="ce57" office:value-type="float" office:value="30159" calcext:value-type="float">
            <text:p><text:s/>30,159 <text:s/></text:p>
          </table:table-cell>
          <table:table-cell table:style-name="ce57" office:value-type="float" office:value="5352746.393089" calcext:value-type="float">
            <text:p><text:s/>5,352,746 <text:s/></text:p>
          </table:table-cell>
          <table:table-cell table:style-name="ce57" office:value-type="float" office:value="303448.679216" calcext:value-type="float">
            <text:p><text:s/>303,449 <text:s/></text:p>
          </table:table-cell>
          <table:table-cell table:number-columns-repeated="2" table:style-name="ce57" office:value-type="float" office:value="210444.449216" calcext:value-type="float">
            <text:p><text:s/>210,444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93004.23" calcext:value-type="float">
            <text:p><text:s/>93,004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093671.4" calcext:value-type="float">
            <text:p><text:s/>5,093,67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093671.4" calcext:value-type="float">
            <text:p><text:s/>5,093,671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89233.993089" calcext:value-type="float">
            <text:p><text:s/>289,234 <text:s/></text:p>
          </table:table-cell>
          <table:table-cell table:style-name="ce57" office:value-type="float" office:value="30159" calcext:value-type="float">
            <text:p><text:s/>30,159 <text:s/></text:p>
          </table:table-cell>
          <table:table-cell table:style-name="ce57" office:value-type="float" office:value="259074.993089" calcext:value-type="float">
            <text:p><text:s/>259,075 <text:s/></text:p>
          </table:table-cell>
          <table:table-cell table:style-name="ce57" office:value-type="float" office:value="303448.679216" calcext:value-type="float">
            <text:p><text:s/>303,449 <text:s/></text:p>
          </table:table-cell>
          <table:table-cell table:number-columns-repeated="2" table:style-name="ce57" office:value-type="float" office:value="210444.449216" calcext:value-type="float">
            <text:p><text:s/>210,444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93004.23" calcext:value-type="float">
            <text:p><text:s/>93,004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5061525.136" calcext:value-type="float">
            <text:p><text:s/>5,061,525 <text:s/></text:p>
          </table:table-cell>
          <table:table-cell table:style-name="ce49" office:value-type="float" office:value="13.28" calcext:value-type="float">
            <text:p><text:s/>13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4870545" calcext:value-type="float">
            <text:p><text:s/>34,870,54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4870545" calcext:value-type="float">
            <text:p><text:s/>34,870,545 <text:s/></text:p>
          </table:table-cell>
          <table:table-cell table:style-name="ce51" office:value-type="float" office:value="5061525.136" calcext:value-type="float">
            <text:p><text:s/>5,061,525 <text:s/></text:p>
          </table:table-cell>
          <table:table-cell table:style-name="ce51" office:value-type="float" office:value="13.28" calcext:value-type="float">
            <text:p><text:s/>13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147096.693525" calcext:value-type="float">
            <text:p><text:s/>-147,09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4870545" calcext:value-type="float">
            <text:p><text:s/>34,870,545 <text:s/></text:p>
          </table:table-cell>
          <table:table-cell table:style-name="ce50" office:value-type="float" office:value="8886620.136" calcext:value-type="float">
            <text:p><text:s/>8,886,620 <text:s/></text:p>
          </table:table-cell>
          <table:table-cell table:style-name="ce50" office:value-type="float" office:value="13.28" calcext:value-type="float">
            <text:p><text:s/>1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4870545" calcext:value-type="float">
            <text:p><text:s/>34,870,545 <text:s/></text:p>
          </table:table-cell>
          <table:table-cell table:style-name="ce50" office:value-type="float" office:value="8886620.136" calcext:value-type="float">
            <text:p><text:s/>8,886,620 <text:s/></text:p>
          </table:table-cell>
          <table:table-cell table:style-name="ce50" office:value-type="float" office:value="13.28" calcext:value-type="float">
            <text:p><text:s/>1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25095" calcext:value-type="float">
            <text:p><text:s/>3,825,0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4634862.852" calcext:value-type="float">
            <text:p><text:s/>124,634,86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25095" calcext:value-type="float">
            <text:p><text:s/>3,825,0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4634862.852" calcext:value-type="float">
            <text:p><text:s/>124,634,863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394847.843" calcext:value-type="float">
            <text:p><text:s/>12,394,84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013.341" calcext:value-type="float">
            <text:p><text:s/>14,01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60.169" calcext:value-type="float">
            <text:p><text:s/>2,86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603.995" calcext:value-type="float">
            <text:p><text:s/>6,60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22790.798" calcext:value-type="float">
            <text:p><text:s/>2,822,79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15573.54" calcext:value-type="float">
            <text:p><text:s/>4,815,57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33006" calcext:value-type="float">
            <text:p><text:s/>4,733,00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6582454.333525" calcext:value-type="float">
            <text:p><text:s/>6,582,454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05804657.369" calcext:value-type="float">
            <text:p><text:s/>105,804,657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05804657.369" calcext:value-type="float">
            <text:p><text:s/>105,804,6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261918.947" calcext:value-type="float">
            <text:p><text:s/>57,261,9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2687.133" calcext:value-type="float">
            <text:p><text:s/>192,6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05672.3" calcext:value-type="float">
            <text:p><text:s/>3,005,6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623503.694" calcext:value-type="float">
            <text:p><text:s/>7,623,5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3875.258" calcext:value-type="float">
            <text:p><text:s/>183,87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2183.262" calcext:value-type="float">
            <text:p><text:s/>592,1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09094.567" calcext:value-type="float">
            <text:p><text:s/>3,409,0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8185.571" calcext:value-type="float">
            <text:p><text:s/>278,18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226797.132" calcext:value-type="float">
            <text:p><text:s/>11,226,7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31395.406" calcext:value-type="float">
            <text:p><text:s/>3,831,3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406351.949" calcext:value-type="float">
            <text:p>( 1,406,35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170984.393" calcext:value-type="float">
            <text:p>( 2,170,98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54059.064" calcext:value-type="float">
            <text:p>( 254,05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21791.633" calcext:value-type="float">
            <text:p><text:s/>5,221,7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73610.093" calcext:value-type="float">
            <text:p><text:s/>2,173,610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48337.639" calcext:value-type="float">
            <text:p><text:s/>1,948,3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13925.826" calcext:value-type="float">
            <text:p><text:s/>613,926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694139.005" calcext:value-type="float">
            <text:p><text:s/>2,694,1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00869.612" calcext:value-type="float">
            <text:p><text:s/>4,800,8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79275.746" calcext:value-type="float">
            <text:p><text:s/>2,579,2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21593.866" calcext:value-type="float">
            <text:p><text:s/>2,221,59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368254.751" calcext:value-type="float">
            <text:p><text:s/>7,368,25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55090.268" calcext:value-type="float">
            <text:p><text:s/>7,055,0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3164.483" calcext:value-type="float">
            <text:p><text:s/>313,1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40690.611" calcext:value-type="float">
            <text:p>( 140,69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62856.798" calcext:value-type="float">
            <text:p><text:s/>3,562,85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355740.005" calcext:value-type="float">
            <text:p><text:s/>1,355,7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00096.452" calcext:value-type="float">
            <text:p><text:s/>4,600,0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38995.574" calcext:value-type="float">
            <text:p><text:s/>1,238,9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38483.356" calcext:value-type="float">
            <text:p><text:s/>1,038,4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59727.154" calcext:value-type="float">
            <text:p><text:s/>959,72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8493.858" calcext:value-type="float">
            <text:p><text:s/>568,49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9805.28" calcext:value-type="float">
            <text:p><text:s/>229,8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9805.28" calcext:value-type="float">
            <text:p><text:s/>229,8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05855.071" calcext:value-type="float">
            <text:p><text:s/>1,905,85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2490.359" calcext:value-type="float">
            <text:p><text:s/>352,49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553364.712" calcext:value-type="float">
            <text:p><text:s/>1,553,3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120715.041" calcext:value-type="float">
            <text:p><text:s/>23,120,71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07252.4850677" calcext:value-type="float">
            <text:p><text:s/>2,707,2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22327.78096309" calcext:value-type="float">
            <text:p><text:s/>1,122,3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8246.88" calcext:value-type="float">
            <text:p><text:s/>318,2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0433.941" calcext:value-type="float">
            <text:p><text:s/>310,4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82949.423" calcext:value-type="float">
            <text:p><text:s/>682,9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10058.118734151" calcext:value-type="float">
            <text:p><text:s/>610,05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6563.696191597" calcext:value-type="float">
            <text:p><text:s/>246,5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50391.84104347" calcext:value-type="float">
            <text:p><text:s/>3,450,3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93693.418" calcext:value-type="float">
            <text:p><text:s/>2,893,69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0778797.457" calcext:value-type="float">
            <text:p><text:s/>10,778,797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3286363.03" calcext:value-type="float">
            <text:p><text:s/>23,286,3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4870545" calcext:value-type="float">
            <text:p><text:s/>34,870,545 <text:s/></text:p>
          </table:table-cell>
          <table:table-cell table:style-name="ce57" office:value-type="float" office:value="8886620.136" calcext:value-type="float">
            <text:p><text:s/>8,886,620 <text:s/></text:p>
          </table:table-cell>
          <table:table-cell table:style-name="ce57" office:value-type="float" office:value="13.28" calcext:value-type="float">
            <text:p><text:s/>13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4870545" calcext:value-type="float">
            <text:p><text:s/>34,870,545 <text:s/></text:p>
          </table:table-cell>
          <table:table-cell table:style-name="ce57" office:value-type="float" office:value="8886620.136" calcext:value-type="float">
            <text:p><text:s/>8,886,620 <text:s/></text:p>
          </table:table-cell>
          <table:table-cell table:style-name="ce57" office:value-type="float" office:value="13.28" calcext:value-type="float">
            <text:p><text:s/>13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3年(西元1994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46493" calcext:value-type="float">
            <text:p><text:s/>46,493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6493" calcext:value-type="float">
            <text:p><text:s/>46,493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6493" calcext:value-type="float">
            <text:p><text:s/>46,493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6493" calcext:value-type="float">
            <text:p><text:s/>46,493 <text:s/></text:p>
          </table:table-cell>
          <table:table-cell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394.79" calcext:value-type="float">
            <text:p><text:s/>1,39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394.79" calcext:value-type="float">
            <text:p><text:s/>1,39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45098.21" calcext:value-type="float">
            <text:p><text:s/>45,098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